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2000000244F235355A2F5656B.png" manifest:media-type="image/png"/>
  <manifest:file-entry manifest:full-path="Pictures/10000000000000370000001A3147E2AD9FA7CF7E.png" manifest:media-type="image/png"/>
  <manifest:file-entry manifest:full-path="Pictures/10000000000000510000001F42412DDD78ED39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d1c24" draw:opacity="100%" draw:opacity-name="" draw:textarea-horizontal-align="justify" draw:textarea-vertical-align="middle" draw:auto-grow-height="false" fo:min-height="1.15cm" fo:min-width="15.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4" style:family="graphic" style:parent-style-name="objectwithoutfill">
      <style:graphic-properties svg:stroke-color="#21409a" draw:marker-end="" draw:marker-end-width="0.3cm" draw:fill="none" draw:textarea-vertical-align="middle"/>
    </style:style>
    <style:style style:name="gr5" style:family="graphic" style:parent-style-name="standard">
      <style:graphic-properties draw:stroke="none" draw:fill="gradient" draw:fill-gradient-name="Gradient_20_2" draw:textarea-horizontal-align="justify" draw:textarea-vertical-align="middle" draw:auto-grow-height="false" fo:min-height="11.1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width="0.028cm" svg:stroke-color="#21409a" draw:marker-start-width="0.242cm" draw:marker-end-width="0.242cm" draw:fill="none" draw:textarea-horizontal-align="justify" draw:textarea-vertical-align="middle" draw:auto-grow-height="false" fo:min-height="0.95cm" fo:min-width="0.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loext:graphic-properties draw:fill-color="#ed1c24" draw:opacity="100%"/>
      <style:paragraph-properties fo:text-align="start"/>
      <style:text-properties fo:color="#ffffff" style:font-name="Liberation Sans1"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  <style:text-properties fo:color="#ffffff" style:font-name="Liberation Sans1" fo:font-size="10pt" style:font-size-asian="10pt" style:font-size-complex="10pt"/>
    </style:style>
    <style:style style:name="P5" style:family="paragraph">
      <style:text-properties fo:color="#21409a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text-properties fo:color="#21409a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2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text-properties fo:color="#21409a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color="#21409a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21409a" fo:font-size="14pt" style:font-size-asian="14pt" style:font-size-complex="14pt"/>
    </style:style>
    <style:style style:name="P13" style:family="paragraph">
      <loext:graphic-properties draw:fill="none" draw:fill-color="#ffffff"/>
      <style:text-properties fo:color="#21409a" fo:font-size="14pt" style:font-size-asian="14pt" style:font-size-complex="14pt"/>
    </style:style>
    <style:style style:name="P14" style:family="paragraph">
      <style:paragraph-properties fo:text-align="end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6" style:family="paragraph">
      <loext:graphic-properties draw:fill-color="#ffffff"/>
    </style:style>
    <style:style style:name="T1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style:font-name="Liberation Sans1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1409a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21409a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21409a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21409a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21409a" fo:font-size="14pt" style:font-size-asian="14pt" style:font-size-complex="14pt"/>
    </style:style>
    <style:style style:name="T10" style:family="text">
      <style:text-properties fo:color="#21409a"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15.6cm" svg:height="1.4cm" svg:x="5.5cm" svg:y="17.3cm">
            <text:p text:style-name="P1"><text:span text:style-name="T1">ARE DESIGN FILES PUBLISHED?</text:span></text:p>
            <text:p text:style-name="P1"><text:span text:style-name="T2">Technical components of the product is publicly available (CAD-files, computer</text:span></text:p>
            <text:p text:style-name="P1"><text:span text:style-name="T2">code, schematics etc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7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5.8cm">
            <text:p text:style-name="P1"><text:span text:style-name="T1">ARE ASSEMBLY INSTRUCTIONS PUBLISHED?</text:span></text:p>
            <text:p text:style-name="P1"><text:span text:style-name="T2">Instructions for how to assemble are publicly avail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6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4.3cm">
            <text:p text:style-name="P4"><text:span text:style-name="T3">IS THE BILL OF MATERIALS PUBLISHED?</text:span></text:p>
            <text:p text:style-name="P4">The product bill-of-material is publicly availabl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4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2.8cm">
            <text:p text:style-name="P4"><text:span text:style-name="T3">IS THE CONTRIBUTING GUIDE PUBLISHED?</text:span></text:p>
            <text:p text:style-name="P4">A guide for how users can contribute is availabl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3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1.3cm">
            <text:p text:style-name="P4"><text:span text:style-name="T3">ARE THE PUBLISHED DESIGN FILES IN EDITABLE FORMATS?</text:span></text:p>
            <text:p text:style-name="P4">One or more of the file formats used is editable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1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9.8cm">
            <text:p text:style-name="P4"><text:span text:style-name="T3">IS THE PUBLISHED ASSEMBLY INSTRUCTIONS EDITABLE?</text:span></text:p>
            <text:p text:style-name="P4">The assembly instruction is published in editable forma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0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8.3cm">
            <text:p text:style-name="P4"><text:span text:style-name="T3">IS THE PUBLISHED BILL OF MATERIALS EDITABLE?</text:span></text:p>
            <text:p text:style-name="P4">The bill of materials is published in editable format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8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6.8cm">
            <text:p text:style-name="P4"><text:span text:style-name="T3">DO THEY ALLOW PARTIAL OR FULL REDISTRIBUTION FOR NON-COMMERCIALS</text:span></text:p>
            <text:p text:style-name="P4"><text:span text:style-name="T3">PURPOSES?</text:span></text:p>
            <text:p text:style-name="P4">Do they use a legal license that allows users to redistribute without economic gain?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7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5.3cm">
            <text:p text:style-name="P4"><text:span text:style-name="T3">DO THEY ALLOW FREE REDISTRIBUTION OF SOME ELEMENTS, ALSO FOR</text:span></text:p>
            <text:p text:style-name="P4"><text:span text:style-name="T3">COMMERCIAL PURPOSES?</text:span></text:p>
            <text:p text:style-name="P4">Do they use an open (source) license on some parts/elements of the product?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5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3.8cm">
            <text:p text:style-name="P4"><text:span text:style-name="T3">DO THEY ALLOW FREE REDISTRIBUTION OF THE FULL PRODUCT, ALSO FOR</text:span></text:p>
            <text:p text:style-name="P4"><text:span text:style-name="T3">COMMERCIAL PURPOSES?</text:span></text:p>
            <text:p text:style-name="P4">Do they use an open (source) license on all elements of the product?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4.12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6" draw:layer="layout" svg:width="17.9cm" svg:height="2.855cm" svg:x="0.9cm" svg:y="1.7cm">
          <draw:text-box>
            <text:p text:style-name="P5"><text:span text:style-name="T4">O</text:span><text:span text:style-name="T4">P</text:span><text:span text:style-name="T4">E</text:span><text:span text:style-name="T4">N</text:span><text:span text:style-name="T4">-</text:span><text:span text:style-name="T4">O</text:span><text:span text:style-name="T4">-</text:span><text:span text:style-name="T4">M</text:span><text:span text:style-name="T4">E</text:span><text:span text:style-name="T4">T</text:span><text:span text:style-name="T4">E</text:span><text:span text:style-name="T4">R</text:span><text:span text:style-name="T4"> <text:s/></text:span><text:span text:style-name="T5">(</text:span><text:span text:style-name="T5">R</text:span><text:span text:style-name="T5">E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)</text:span></text:p>
          </draw:text-box>
        </draw:frame>
        <draw:line draw:style-name="gr4" draw:text-style-name="P7" draw:layer="layout" svg:x1="1.2cm" svg:y1="2.8cm" svg:x2="27cm" svg:y2="2.8cm">
          <text:p/>
        </draw:line>
        <draw:custom-shape draw:style-name="gr5" draw:text-style-name="P9" draw:layer="layout" svg:width="1.4cm" svg:height="11.4cm" svg:x="21.7cm" svg:y="6.6cm">
          <text:p text:style-name="P8"><text:span text:style-name="T6">10</text:span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>0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8cm" svg:height="1.199cm" svg:x="23.1cm" svg:y="6.8cm">
          <draw:text-box>
            <text:p text:style-name="P10"><text:span text:style-name="T7">Fully open source</text:span></text:p>
          </draw:text-box>
        </draw:frame>
        <draw:frame draw:style-name="gr6" draw:text-style-name="P11" draw:layer="layout" svg:width="2.8cm" svg:height="1.199cm" svg:x="23.1cm" svg:y="16.8cm">
          <draw:text-box>
            <text:p text:style-name="P10"><text:span text:style-name="T7">Fully closed</text:span></text:p>
          </draw:text-box>
        </draw:frame>
        <draw:custom-shape draw:style-name="gr7" draw:text-style-name="P7" draw:layer="layout" svg:width="1.2cm" svg:height="1.2cm" svg:x="25.8cm" svg:y="4.4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4.2cm" svg:height="0.806cm" svg:x="21.5cm" svg:y="4.6cm">
          <draw:text-box>
            <text:p text:style-name="P12"><text:span text:style-name="T8">POINTS</text:span><text:span text:style-name="T9"> </text:span><text:span text:style-name="T9">TOTAL:</text:span></text:p>
          </draw:text-box>
        </draw:frame>
        <draw:frame draw:style-name="gr6" draw:text-style-name="P13" draw:layer="layout" svg:width="4.2cm" svg:height="3.937cm" svg:x="0.947cm" svg:y="4.2cm">
          <draw:text-box>
            <text:p text:style-name="P12"><text:span text:style-name="T9">W</text:span><text:span text:style-name="T9">HI</text:span><text:span text:style-name="T9">C</text:span><text:span text:style-name="T9">H</text:span></text:p>
            <text:p text:style-name="P12"><text:span text:style-name="T9">S</text:span><text:span text:style-name="T9">O</text:span><text:span text:style-name="T9">U</text:span><text:span text:style-name="T9">R</text:span><text:span text:style-name="T9">C</text:span><text:span text:style-name="T9">E</text:span><text:span text:style-name="T9">S</text:span></text:p>
            <text:p text:style-name="P12"><text:span text:style-name="T9">HA</text:span><text:span text:style-name="T9">V</text:span><text:span text:style-name="T9">E </text:span><text:span text:style-name="T9">Y</text:span><text:span text:style-name="T9">O</text:span><text:span text:style-name="T9">U</text:span></text:p>
            <text:p text:style-name="P12"><text:span text:style-name="T9">O</text:span><text:span text:style-name="T9">P</text:span><text:span text:style-name="T9">E</text:span><text:span text:style-name="T9">N</text:span><text:span text:style-name="T9">E</text:span><text:span text:style-name="T9">D</text:span></text:p>
            <text:p text:style-name="P12"><text:span text:style-name="T9">F</text:span><text:span text:style-name="T9">O</text:span><text:span text:style-name="T9">R</text:span></text:p>
            <text:p text:style-name="P12"><text:span text:style-name="T9">__</text:span><text:span text:style-name="T9">__</text:span><text:span text:style-name="T9">__</text:span><text:span text:style-name="T9">__</text:span><text:span text:style-name="T9">__</text:span><text:span text:style-name="T9">?</text:span></text:p>
            <text:p text:style-name="P12"><text:span text:style-name="T10">(writ</text:span><text:span text:style-name="T10">e </text:span><text:span text:style-name="T10">dow</text:span><text:span text:style-name="T10">n </text:span><text:span text:style-name="T10">ele</text:span><text:span text:style-name="T10">men</text:span><text:span text:style-name="T10">t)</text:span></text:p>
          </draw:text-box>
        </draw:frame>
        <draw:frame draw:style-name="gr8" draw:text-style-name="P8" draw:layer="layout" svg:width="2.142cm" svg:height="0.819cm" svg:x="0.8cm" svg:y="19.6cm">
          <draw:image xlink:href="Pictures/10000000000000510000001F42412DDD78ED394B.png" xlink:type="simple" xlink:show="embed" xlink:actuate="onLoad">
            <text:p/>
          </draw:image>
        </draw:frame>
        <draw:frame draw:style-name="gr8" draw:text-style-name="P8" draw:layer="layout" svg:width="2.592cm" svg:height="0.952cm" svg:x="3.108cm" svg:y="19.548cm">
          <draw:image xlink:href="Pictures/1000000000000062000000244F235355A2F5656B.png" xlink:type="simple" xlink:show="embed" xlink:actuate="onLoad">
            <text:p/>
          </draw:image>
        </draw:frame>
        <draw:frame draw:style-name="gr8" draw:text-style-name="P8" draw:layer="layout" svg:width="1.454cm" svg:height="0.687cm" svg:x="25.546cm" svg:y="19.713cm">
          <draw:image xlink:href="Pictures/10000000000000370000001A3147E2AD9FA7CF7E.png" xlink:type="simple" xlink:show="embed" xlink:actuate="onLoad">
            <text:p/>
          </draw:image>
        </draw:frame>
        <draw:frame draw:style-name="gr6" draw:text-style-name="P15" draw:layer="layout" svg:width="16cm" svg:height="0.887cm" svg:x="9.374cm" svg:y="19.678cm">
          <draw:text-box>
            <text:p text:style-name="P14"><text:span text:style-name="T11">Open </text:span><text:span text:style-name="T11">Document </text:span><text:span text:style-name="T11">Format version </text:span><text:span text:style-name="T11">of “Open-O-</text:span><text:span text:style-name="T11">Meter” by RE-</text:span><text:span text:style-name="T11">MODEL based </text:span><text:span text:style-name="T11">on the original </text:span><text:span text:style-name="T11">“Open-O-</text:span><text:span text:style-name="T11">Meter” by </text:span><text:span text:style-name="T11">Jbonvoisin both </text:span><text:span text:style-name="T11">used under CC-</text:span><text:span text:style-name="T11">BY-SA 4.0, </text:span><text:span text:style-name="T11">licensed under </text:span><text:span text:style-name="T11">CC-BY-SA by </text:span><text:span text:style-name="T11">Diderik van </text:span><text:span text:style-name="T11">Wingerde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72bf44" draw:end-color="#ef413d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05:20.452980753</meta:creation-date>
    <dc:date>2018-02-22T17:11:32.549935538</dc:date>
    <meta:editing-duration>PT1H53M49S</meta:editing-duration>
    <meta:editing-cycles>11</meta:editing-cycles>
    <meta:generator>LibreOffice/5.4.3.2$Linux_X86_64 LibreOffice_project/40m0$Build-2</meta:generator>
    <meta:document-statistic meta:object-count="65"/>
  </office:meta>
</office:document-meta>
</file>